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1b2" officeooo:paragraph-rsid="000021b2"/>
    </style:style>
    <style:style style:name="P2" style:family="paragraph" style:parent-style-name="Standard">
      <style:text-properties officeooo:rsid="00009140" officeooo:paragraph-rsid="00009140"/>
    </style:style>
    <style:style style:name="P3" style:family="paragraph" style:parent-style-name="Standard">
      <style:text-properties officeooo:rsid="00009755" officeooo:paragraph-rsid="00009755"/>
    </style:style>
    <style:style style:name="P4" style:family="paragraph" style:parent-style-name="Standard">
      <style:text-properties officeooo:rsid="0000bcb1" officeooo:paragraph-rsid="0000bcb1"/>
    </style:style>
    <style:style style:name="P5" style:family="paragraph" style:parent-style-name="Standard" style:list-style-name="L2">
      <style:text-properties officeooo:rsid="0000bcb1" officeooo:paragraph-rsid="0000bcb1"/>
    </style:style>
    <style:style style:name="P6" style:family="paragraph" style:parent-style-name="Standard" style:list-style-name="L3">
      <style:text-properties officeooo:rsid="0000bcb1" officeooo:paragraph-rsid="000253c0"/>
    </style:style>
    <style:style style:name="P7" style:family="paragraph" style:parent-style-name="Standard" style:list-style-name="L1">
      <style:text-properties officeooo:paragraph-rsid="0000bcb1"/>
    </style:style>
    <style:style style:name="T1" style:family="text">
      <style:text-properties officeooo:rsid="000021b2"/>
    </style:style>
    <style:style style:name="T2" style:family="text">
      <style:text-properties officeooo:rsid="00009140"/>
    </style:style>
    <style:style style:name="T3" style:family="text">
      <style:text-properties officeooo:rsid="0000bc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aria de Requisistos</text:p>
      <text:p text:style-name="P1">Prof Luciana Schmitz</text:p>
      <text:p text:style-name="P1"/>
      <text:p text:style-name="Standard"><text:span text:style-name="T1">1 - e</text:span>) a disponibilidade do sistema.</text:p>
      <text:p text:style-name="P1">2 - c) I e II, apenas.</text:p>
      <text:p text:style-name="P1">3 - b) A definição do hardware que será necessário à implantação do projeto/sistema</text:p>
      <text:p text:style-name="P1"><text:span text:style-name="T2">4 - </text:span>c) Entre as fontes de informação para a elicitação de requisitos, destacam-se, além dos</text:p>
      <text:p text:style-name="P1">colaboradores, o conhecimento do domínio de aplicação em que o software funcionará, o</text:p>
      <text:p text:style-name="P1">ambiente operacional do software e o ambiente organizacional.</text:p>
      <text:p text:style-name="P2">5 - a) O software deve emitir relatórios de vendas a cada quinze dias.</text:p>
      <text:p text:style-name="P3">6 - c) II e III.</text:p>
      <text:p text:style-name="P3">7 - c) especificam ou restringem o comportamento do software, incluindo requisitos de</text:p>
      <text:p text:style-name="P3">desempenho, especificações de rapidez de execução e requisitos de confiabilidade que</text:p>
      <text:p text:style-name="P3">estabelecem, por exemplo, a taxa aceitável de falhas.</text:p>
      <text:p text:style-name="P4">8 - e) O mapeamento dos requisitos de um projeto de sistema é embasado na FURPS (functionality,</text:p>
      <text:p text:style-name="P4">usability, reliability, performance, suportability).</text:p>
      <text:p text:style-name="P4">9 - b) Sistema deve gerar um relatório de vendas.</text:p>
      <text:p text:style-name="P4">10 - c) Sistema somente deve permitir alteração de preço com usuário do tipo “Gerente”.</text:p>
      <text:p text:style-name="P4">11 - a) Requisitos funcionais são declarações de serviços que o sistema deve fornecer.</text:p>
      <text:p text:style-name="P4">12 - c) requisitos não funcionais.</text:p>
      <text:p text:style-name="P4">13 - a) plataforma Java.</text:p>
      <text:p text:style-name="P4"/>
      <text:p text:style-name="P4">Funcional</text:p>
      <text:list xml:id="list2289231035" text:style-name="L1">
        <text:list-item>
          <text:p text:style-name="P7"><text:span text:style-name="T3">Um sistema automático de emissão de passagens vende passagens de trem.</text:span></text:p>
        </text:list-item>
        <text:list-item>
          <text:p text:style-name="P7">A partir de uma lista de possíveis destinos, os usuários escolhem seu destino e apresentam um cartão de crédito e um número de identificação pessoal.</text:p>
        </text:list-item>
        <text:list-item>
          <text:p text:style-name="P7">A passagem é emitida e o custo dessa passagem é incluído em sua conta do cartão de crédito.</text:p>
        </text:list-item>
        <text:list-item>
          <text:p text:style-name="P7">Quando o usuário pressiona o botão para iniciar, uma tela de men<text:span text:style-name="T3">u</text:span> com os possíveis destinos é ativada, juntamente com uma mensagem para que o usuário selecione um destino.</text:p>
        </text:list-item>
        <text:list-item>
          <text:p text:style-name="P7">Uma vez selecionado um destino, pede-se que os usuários insiram seu cartão de crédito.</text:p>
        </text:list-item>
        <text:list-item>
          <text:p text:style-name="P7">A validade do cartão é checada e o usuário então deve fornecer um número de identificação pessoal.</text:p>
        </text:list-item>
        <text:list-item>
          <text:p text:style-name="P7">Quando a transação de crédito é validada, a passagem é emitida.</text:p>
        </text:list-item>
      </text:list>
      <text:p text:style-name="P4"/>
      <text:p text:style-name="P4"/>
      <text:p text:style-name="P4">Não Funcional</text:p>
      <text:list xml:id="list1960457452" text:style-name="L3">
        <text:list-item>
          <text:p text:style-name="P6">Após a escolha do destino, o sistema deve responder prontamente se há espaço disponível no trem.</text:p>
        </text:list-item>
      </text:list>
      <text:list xml:id="list3268301940" text:style-name="L2">
        <text:list-item>
          <text:p text:style-name="P5">Os destinos possíveis devem ser organizados de modo a facilitar a escolha.</text:p>
        </text:list-item>
        <text:list-item>
          <text:p text:style-name="P5">O formato do bilhete de passagem deve seguir ao padrão definido pelo Sistema Nacional de Tráfego Ferroviário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20:24:56.387861355</meta:creation-date>
    <dc:date>2020-03-10T21:19:55.011145117</dc:date>
    <meta:editing-duration>PT3M47S</meta:editing-duration>
    <meta:editing-cycles>1</meta:editing-cycles>
    <meta:document-statistic meta:table-count="0" meta:image-count="0" meta:object-count="0" meta:page-count="1" meta:paragraph-count="32" meta:word-count="377" meta:character-count="2197" meta:non-whitespace-character-count="1862"/>
    <meta:generator>LibreOffice/6.3.4.2$Linux_X86_64 LibreOffice_project/30$Build-2</meta:generator>
  </office:meta>
</office:document-meta>
</file>